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a84e9" officeooo:paragraph-rsid="000a84e9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0a84e9" officeooo:paragraph-rsid="000a84e9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0a84e9" officeooo:paragraph-rsid="000a84e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a84e9"/>
    </style:style>
    <style:style style:name="T1" style:family="text">
      <style:text-properties fo:font-weight="normal" officeooo:rsid="000a84e9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mas Seminário:</text:p>
      <text:p text:style-name="P2">Mitologia Nórdica</text:p>
      <text:p text:style-name="P2"/>
      <text:p text:style-name="P3">1. Cosmogonia Nórdica: Criação do Mundo</text:p>
      <text:p text:style-name="P3"/>
      <text:p text:style-name="P3">2. A árvore do mundo: Yggdrasil e os nove reinos</text:p>
      <text:p text:style-name="P3"/>
      <text:p text:style-name="P3">3. Os Deuses principais: Odin, Thor, Loki e seus papeis</text:p>
      <text:p text:style-name="P3"/>
      <text:p text:style-name="P3">4. O ragnarok: O fim do mundo e a esperança do renascimento</text:p>
      <text:p text:style-name="P3"/>
      <text:p text:style-name="P4"><text:span text:style-name="T1">5. </text:span>Magia, Runas e o Destino: As Nornas e o Poder do Seid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6T15:33:26.454308251</meta:creation-date>
    <dc:date>2025-05-26T15:35:59.386661853</dc:date>
    <meta:editing-duration>PT2M33S</meta:editing-duration>
    <meta:editing-cycles>1</meta:editing-cycles>
    <meta:document-statistic meta:table-count="0" meta:image-count="0" meta:object-count="0" meta:page-count="1" meta:paragraph-count="7" meta:word-count="55" meta:character-count="291" meta:non-whitespace-character-count="243"/>
    <meta:generator>LibreOffice/24.2.7.2$Linux_X86_64 LibreOffice_project/420$Build-2</meta:generator>
  </office:meta>
</office:document-meta>
</file>